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1">
      <style:table-cell-properties fo:border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11">
      <style:table-cell-properties fo:border-bottom="0.06pt solid #000000" fo:border-left="0.06pt solid #000000" fo:border-right="none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3.236cm" svg:y="1.321cm">
            <draw:object draw:notify-on-update-of-ranges="Hoja1.A1:Hoja1.B1 Hoja1.A2:Hoja1.B12 Hoja1.C1:Hoja1.C1 Hoja1.C2:Hoja1.C12 Hoja1.D1:Hoja1.D1 Hoja1.D2:Hoja1.D12 Hoja1.E1:Hoja1.E1 Hoja1.E2:Hoja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table:style-name="ce1" table:number-columns-repeated="2"/>
          <table:table-cell table:style-name="ce1" office:value-type="string">
            <text:p>0.01</text:p>
          </table:table-cell>
          <table:table-cell table:style-name="ce1" office:value-type="string">
            <text:p>0.25</text:p>
          </table:table-cell>
          <table:table-cell table:style-name="ce1" office:value-type="string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clasica</text:p>
          </table:table-cell>
          <table:table-cell office:value-type="string">
            <text:p>cl200</text:p>
          </table:table-cell>
          <table:table-cell office:value-type="float" office:value="0.706">
            <text:p>0,706</text:p>
          </table:table-cell>
          <table:table-cell office:value-type="float" office:value="0.748">
            <text:p>0,748</text:p>
          </table:table-cell>
          <table:table-cell office:value-type="float" office:value="0.757">
            <text:p>0,757</text:p>
          </table:table-cell>
          <table:table-cell table:number-columns-repeated="8"/>
        </table:table-row>
        <table:table-row table:style-name="ro1">
          <table:table-cell office:value-type="string">
            <text:p>clasica</text:p>
          </table:table-cell>
          <table:table-cell office:value-type="string">
            <text:p>jz200</text:p>
          </table:table-cell>
          <table:table-cell office:value-type="float" office:value="0.505">
            <text:p>0,505</text:p>
          </table:table-cell>
          <table:table-cell office:value-type="float" office:value="0.554">
            <text:p>0,554</text:p>
          </table:table-cell>
          <table:table-cell office:value-type="float" office:value="0.491">
            <text:p>0,491</text:p>
          </table:table-cell>
          <table:table-cell table:number-columns-repeated="8"/>
        </table:table-row>
        <table:table-row table:style-name="ro1">
          <table:table-cell office:value-type="string">
            <text:p>clasica</text:p>
          </table:table-cell>
          <table:table-cell office:value-type="string">
            <text:p>kr200</text:p>
          </table:table-cell>
          <table:table-cell office:value-type="float" office:value="0.503">
            <text:p>0,503</text:p>
          </table:table-cell>
          <table:table-cell office:value-type="float" office:value="0.665">
            <text:p>0,665</text:p>
          </table:table-cell>
          <table:table-cell office:value-type="float" office:value="0.71">
            <text:p>0,7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jazz</text:p>
          </table:table-cell>
          <table:table-cell office:value-type="string">
            <text:p>cl200</text:p>
          </table:table-cell>
          <table:table-cell table:number-columns-repeated="3" office:value-type="float" office:value="0.999">
            <text:p>0,999</text:p>
          </table:table-cell>
          <table:table-cell table:number-columns-repeated="8"/>
        </table:table-row>
        <table:table-row table:style-name="ro1">
          <table:table-cell office:value-type="string">
            <text:p>jazz</text:p>
          </table:table-cell>
          <table:table-cell office:value-type="string">
            <text:p>jz200</text:p>
          </table:table-cell>
          <table:table-cell office:value-type="float" office:value="0.999">
            <text:p>0,999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azz</text:p>
          </table:table-cell>
          <table:table-cell office:value-type="string">
            <text:p>kr200</text:p>
          </table:table-cell>
          <table:table-cell table:number-columns-repeated="2" office:value-type="float" office:value="0.999">
            <text:p>0,999</text:p>
          </table:table-cell>
          <table:table-cell office:value-type="float" office:value="0.994">
            <text:p>0,99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kar</text:p>
          </table:table-cell>
          <table:table-cell office:value-type="string">
            <text:p>cl200</text:p>
          </table:table-cell>
          <table:table-cell office:value-type="float" office:value="0.939">
            <text:p>0,939</text:p>
          </table:table-cell>
          <table:table-cell office:value-type="float" office:value="0.938">
            <text:p>0,938</text:p>
          </table:table-cell>
          <table:table-cell office:value-type="float" office:value="0.931">
            <text:p>0,931</text:p>
          </table:table-cell>
          <table:table-cell table:number-columns-repeated="8"/>
        </table:table-row>
        <table:table-row table:style-name="ro1">
          <table:table-cell office:value-type="string">
            <text:p>kar</text:p>
          </table:table-cell>
          <table:table-cell office:value-type="string">
            <text:p>jz200</text:p>
          </table:table-cell>
          <table:table-cell office:value-type="float" office:value="0.926">
            <text:p>0,926</text:p>
          </table:table-cell>
          <table:table-cell office:value-type="float" office:value="0.93">
            <text:p>0,93</text:p>
          </table:table-cell>
          <table:table-cell office:value-type="float" office:value="0.922">
            <text:p>0,922</text:p>
          </table:table-cell>
          <table:table-cell table:number-columns-repeated="8"/>
        </table:table-row>
        <table:table-row table:style-name="ro1">
          <table:table-cell table:style-name="ce2" office:value-type="string">
            <text:p>kar</text:p>
          </table:table-cell>
          <table:table-cell table:style-name="ce2" office:value-type="string">
            <text:p>kr200</text:p>
          </table:table-cell>
          <table:table-cell table:style-name="ce2" office:value-type="float" office:value="0.957">
            <text:p>0,957</text:p>
          </table:table-cell>
          <table:table-cell table:style-name="ce2" office:value-type="float" office:value="0.967">
            <text:p>0,967</text:p>
          </table:table-cell>
          <table:table-cell table:style-name="ce2" office:value-type="float" office:value="0.96">
            <text:p>0,96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clasica</text:p>
          </table:table-cell>
          <table:table-cell office:value-type="string">
            <text:p>cl200</text:p>
          </table:table-cell>
          <table:table-cell office:value-type="string">
            <text:p>0.01</text:p>
          </table:table-cell>
          <table:table-cell office:value-type="string">
            <text:p>70.6457925636</text:p>
          </table:table-cell>
          <table:table-cell office:value-type="string">
            <text:p>361.0</text:p>
          </table:table-cell>
          <table:table-cell office:value-type="string">
            <text:p>150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cl200</text:p>
          </table:table-cell>
          <table:table-cell office:value-type="string">
            <text:p>0.25</text:p>
          </table:table-cell>
          <table:table-cell office:value-type="string">
            <text:p>74.7553816047</text:p>
          </table:table-cell>
          <table:table-cell office:value-type="string">
            <text:p>382.0</text:p>
          </table:table-cell>
          <table:table-cell office:value-type="string">
            <text:p>129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cl200</text:p>
          </table:table-cell>
          <table:table-cell office:value-type="string">
            <text:p>0.5</text:p>
          </table:table-cell>
          <table:table-cell office:value-type="string">
            <text:p>75.7338551859</text:p>
          </table:table-cell>
          <table:table-cell office:value-type="string">
            <text:p>387.0</text:p>
          </table:table-cell>
          <table:table-cell office:value-type="string">
            <text:p>124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jz200</text:p>
          </table:table-cell>
          <table:table-cell office:value-type="string">
            <text:p>0.01</text:p>
          </table:table-cell>
          <table:table-cell office:value-type="string">
            <text:p>50.4892367906</text:p>
          </table:table-cell>
          <table:table-cell office:value-type="string">
            <text:p>258.0</text:p>
          </table:table-cell>
          <table:table-cell office:value-type="string">
            <text:p>253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jz200</text:p>
          </table:table-cell>
          <table:table-cell office:value-type="string">
            <text:p>0.25</text:p>
          </table:table-cell>
          <table:table-cell office:value-type="string">
            <text:p>55.3816046967</text:p>
          </table:table-cell>
          <table:table-cell office:value-type="string">
            <text:p>283.0</text:p>
          </table:table-cell>
          <table:table-cell office:value-type="string">
            <text:p>228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jz200</text:p>
          </table:table-cell>
          <table:table-cell office:value-type="string">
            <text:p>0.5</text:p>
          </table:table-cell>
          <table:table-cell office:value-type="string">
            <text:p>49.1193737769</text:p>
          </table:table-cell>
          <table:table-cell office:value-type="string">
            <text:p>251.0</text:p>
          </table:table-cell>
          <table:table-cell office:value-type="string">
            <text:p>260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kr200</text:p>
          </table:table-cell>
          <table:table-cell office:value-type="string">
            <text:p>0.01</text:p>
          </table:table-cell>
          <table:table-cell office:value-type="string">
            <text:p>50.2935420744</text:p>
          </table:table-cell>
          <table:table-cell office:value-type="string">
            <text:p>257.0</text:p>
          </table:table-cell>
          <table:table-cell office:value-type="string">
            <text:p>254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kr200</text:p>
          </table:table-cell>
          <table:table-cell office:value-type="string">
            <text:p>0.25</text:p>
          </table:table-cell>
          <table:table-cell office:value-type="string">
            <text:p>66.5362035225</text:p>
          </table:table-cell>
          <table:table-cell office:value-type="string">
            <text:p>340.0</text:p>
          </table:table-cell>
          <table:table-cell office:value-type="string">
            <text:p>171.0</text:p>
          </table:table-cell>
          <table:table-cell table:number-columns-repeated="7"/>
        </table:table-row>
        <table:table-row table:style-name="ro1">
          <table:table-cell office:value-type="string">
            <text:p>clasica</text:p>
          </table:table-cell>
          <table:table-cell office:value-type="string">
            <text:p>kr200</text:p>
          </table:table-cell>
          <table:table-cell office:value-type="string">
            <text:p>0.5</text:p>
          </table:table-cell>
          <table:table-cell office:value-type="string">
            <text:p>71.0371819961</text:p>
          </table:table-cell>
          <table:table-cell office:value-type="string">
            <text:p>363.0</text:p>
          </table:table-cell>
          <table:table-cell office:value-type="string">
            <text:p>148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cl200</text:p>
          </table:table-cell>
          <table:table-cell office:value-type="string">
            <text:p>0.01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cl200</text:p>
          </table:table-cell>
          <table:table-cell office:value-type="string">
            <text:p>0.25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cl200</text:p>
          </table:table-cell>
          <table:table-cell office:value-type="string">
            <text:p>0.5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jz200</text:p>
          </table:table-cell>
          <table:table-cell office:value-type="string">
            <text:p>0.01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jz200</text:p>
          </table:table-cell>
          <table:table-cell office:value-type="string">
            <text:p>0.25</text:p>
          </table:table-cell>
          <table:table-cell office:value-type="string">
            <text:p>100.0</text:p>
          </table:table-cell>
          <table:table-cell office:value-type="string">
            <text:p>856.0</text:p>
          </table:table-cell>
          <table:table-cell office:value-type="string">
            <text:p>0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jz200</text:p>
          </table:table-cell>
          <table:table-cell office:value-type="string">
            <text:p>0.5</text:p>
          </table:table-cell>
          <table:table-cell office:value-type="string">
            <text:p>100.0</text:p>
          </table:table-cell>
          <table:table-cell office:value-type="string">
            <text:p>856.0</text:p>
          </table:table-cell>
          <table:table-cell office:value-type="string">
            <text:p>0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kr200</text:p>
          </table:table-cell>
          <table:table-cell office:value-type="string">
            <text:p>0.01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jazz</text:p>
          </table:table-cell>
          <table:table-cell office:value-type="string">
            <text:p>kr200</text:p>
          </table:table-cell>
          <table:table-cell office:value-type="string">
            <text:p>0.25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  <table:table-cell table:number-columns-repeated="2"/>
          <table:table-cell table:style-name="ce4"/>
          <table:table-cell table:style-name="ce5"/>
          <table:table-cell table:style-name="ce5" office:value-type="string">
            <text:p>0.01</text:p>
          </table:table-cell>
          <table:table-cell table:style-name="ce10" office:value-type="string">
            <text:p>0.25</text:p>
          </table:table-cell>
          <table:table-cell table:style-name="ce4" office:value-type="string">
            <text:p>0.5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string">
            <text:p>kr200</text:p>
          </table:table-cell>
          <table:table-cell office:value-type="string">
            <text:p>0.5</text:p>
          </table:table-cell>
          <table:table-cell office:value-type="string">
            <text:p>99.4158878505</text:p>
          </table:table-cell>
          <table:table-cell office:value-type="string">
            <text:p>851.0</text:p>
          </table:table-cell>
          <table:table-cell table:style-name="ce3" office:value-type="string">
            <text:p>5.0</text:p>
          </table:table-cell>
          <table:table-cell table:number-columns-repeated="3"/>
          <table:table-cell table:style-name="ce6" office:value-type="string">
            <text:p>cl200</text:p>
          </table:table-cell>
          <table:table-cell table:style-name="ce8" office:value-type="percentage" office:value="0.706">
            <text:p>70,60%</text:p>
          </table:table-cell>
          <table:table-cell table:style-name="ce11" office:value-type="percentage" office:value="0.748">
            <text:p>74,80%</text:p>
          </table:table-cell>
          <table:table-cell table:style-name="ce13" office:value-type="percentage" office:value="0.757">
            <text:p>75,7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cl200</text:p>
          </table:table-cell>
          <table:table-cell office:value-type="string">
            <text:p>0.01</text:p>
          </table:table-cell>
          <table:table-cell office:value-type="string">
            <text:p>93.8970588235</text:p>
          </table:table-cell>
          <table:table-cell office:value-type="string">
            <text:p>1277.0</text:p>
          </table:table-cell>
          <table:table-cell office:value-type="string">
            <text:p>83.0</text:p>
          </table:table-cell>
          <table:table-cell table:number-columns-repeated="2"/>
          <table:table-cell office:value-type="string">
            <text:p>clasica</text:p>
          </table:table-cell>
          <table:table-cell table:style-name="ce6" office:value-type="string">
            <text:p>jz200</text:p>
          </table:table-cell>
          <table:table-cell table:style-name="ce8" office:value-type="percentage" office:value="0.505">
            <text:p>50,50%</text:p>
          </table:table-cell>
          <table:table-cell table:style-name="ce11" office:value-type="percentage" office:value="0.554">
            <text:p>55,40%</text:p>
          </table:table-cell>
          <table:table-cell table:style-name="ce13" office:value-type="percentage" office:value="0.491">
            <text:p>49,1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cl200</text:p>
          </table:table-cell>
          <table:table-cell office:value-type="string">
            <text:p>0.25</text:p>
          </table:table-cell>
          <table:table-cell office:value-type="string">
            <text:p>93.8235294118</text:p>
          </table:table-cell>
          <table:table-cell office:value-type="string">
            <text:p>1276.0</text:p>
          </table:table-cell>
          <table:table-cell office:value-type="string">
            <text:p>84.0</text:p>
          </table:table-cell>
          <table:table-cell table:number-columns-repeated="2"/>
          <table:table-cell table:style-name="ce2"/>
          <table:table-cell table:style-name="ce7" office:value-type="string">
            <text:p>kr200</text:p>
          </table:table-cell>
          <table:table-cell table:style-name="ce9" office:value-type="percentage" office:value="0.503">
            <text:p>50,30%</text:p>
          </table:table-cell>
          <table:table-cell table:style-name="ce12" office:value-type="percentage" office:value="0.665">
            <text:p>66,50%</text:p>
          </table:table-cell>
          <table:table-cell table:style-name="ce14" office:value-type="percentage" office:value="0.71">
            <text:p>71,0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cl200</text:p>
          </table:table-cell>
          <table:table-cell office:value-type="string">
            <text:p>0.5</text:p>
          </table:table-cell>
          <table:table-cell office:value-type="string">
            <text:p>93.0882352941</text:p>
          </table:table-cell>
          <table:table-cell office:value-type="string">
            <text:p>1266.0</text:p>
          </table:table-cell>
          <table:table-cell office:value-type="string">
            <text:p>94.0</text:p>
          </table:table-cell>
          <table:table-cell table:number-columns-repeated="3"/>
          <table:table-cell table:style-name="ce6" office:value-type="string">
            <text:p>cl200</text:p>
          </table:table-cell>
          <table:table-cell table:style-name="ce8" office:value-type="percentage" office:value="0.999">
            <text:p>99,90%</text:p>
          </table:table-cell>
          <table:table-cell table:style-name="ce11" office:value-type="percentage" office:value="0.999">
            <text:p>99,90%</text:p>
          </table:table-cell>
          <table:table-cell table:style-name="ce13" office:value-type="percentage" office:value="0.999">
            <text:p>99,9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jz200</text:p>
          </table:table-cell>
          <table:table-cell office:value-type="string">
            <text:p>0.01</text:p>
          </table:table-cell>
          <table:table-cell office:value-type="string">
            <text:p>92.5735294118</text:p>
          </table:table-cell>
          <table:table-cell office:value-type="string">
            <text:p>1259.0</text:p>
          </table:table-cell>
          <table:table-cell office:value-type="string">
            <text:p>101.0</text:p>
          </table:table-cell>
          <table:table-cell table:number-columns-repeated="2"/>
          <table:table-cell office:value-type="string">
            <text:p>jazz</text:p>
          </table:table-cell>
          <table:table-cell table:style-name="ce6" office:value-type="string">
            <text:p>jz200</text:p>
          </table:table-cell>
          <table:table-cell table:style-name="ce8" office:value-type="percentage" office:value="0.999">
            <text:p>99,90%</text:p>
          </table:table-cell>
          <table:table-cell table:style-name="ce11" office:value-type="percentage" office:value="1">
            <text:p>100,00%</text:p>
          </table:table-cell>
          <table:table-cell table:style-name="ce13" office:value-type="percentage" office:value="1">
            <text:p>100,0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jz200</text:p>
          </table:table-cell>
          <table:table-cell office:value-type="string">
            <text:p>0.25</text:p>
          </table:table-cell>
          <table:table-cell office:value-type="string">
            <text:p>93.0147058824</text:p>
          </table:table-cell>
          <table:table-cell office:value-type="string">
            <text:p>1265.0</text:p>
          </table:table-cell>
          <table:table-cell office:value-type="string">
            <text:p>95.0</text:p>
          </table:table-cell>
          <table:table-cell table:number-columns-repeated="2"/>
          <table:table-cell table:style-name="ce2"/>
          <table:table-cell table:style-name="ce7" office:value-type="string">
            <text:p>kr200</text:p>
          </table:table-cell>
          <table:table-cell table:style-name="ce9" office:value-type="percentage" office:value="0.999">
            <text:p>99,90%</text:p>
          </table:table-cell>
          <table:table-cell table:style-name="ce12" office:value-type="percentage" office:value="0.999">
            <text:p>99,90%</text:p>
          </table:table-cell>
          <table:table-cell table:style-name="ce14" office:value-type="percentage" office:value="0.994">
            <text:p>99,4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jz200</text:p>
          </table:table-cell>
          <table:table-cell office:value-type="string">
            <text:p>0.5</text:p>
          </table:table-cell>
          <table:table-cell office:value-type="string">
            <text:p>92.2058823529</text:p>
          </table:table-cell>
          <table:table-cell office:value-type="string">
            <text:p>1254.0</text:p>
          </table:table-cell>
          <table:table-cell office:value-type="string">
            <text:p>106.0</text:p>
          </table:table-cell>
          <table:table-cell table:number-columns-repeated="3"/>
          <table:table-cell table:style-name="ce6" office:value-type="string">
            <text:p>cl200</text:p>
          </table:table-cell>
          <table:table-cell table:style-name="ce8" office:value-type="percentage" office:value="0.939">
            <text:p>93,90%</text:p>
          </table:table-cell>
          <table:table-cell table:style-name="ce11" office:value-type="percentage" office:value="0.938">
            <text:p>93,80%</text:p>
          </table:table-cell>
          <table:table-cell table:style-name="ce13" office:value-type="percentage" office:value="0.931">
            <text:p>93,1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r200</text:p>
          </table:table-cell>
          <table:table-cell office:value-type="string">
            <text:p>0.01</text:p>
          </table:table-cell>
          <table:table-cell office:value-type="string">
            <text:p>95.7352941176</text:p>
          </table:table-cell>
          <table:table-cell office:value-type="string">
            <text:p>1302.0</text:p>
          </table:table-cell>
          <table:table-cell office:value-type="string">
            <text:p>58.0</text:p>
          </table:table-cell>
          <table:table-cell table:number-columns-repeated="2"/>
          <table:table-cell office:value-type="string">
            <text:p>kar</text:p>
          </table:table-cell>
          <table:table-cell table:style-name="ce6" office:value-type="string">
            <text:p>jz200</text:p>
          </table:table-cell>
          <table:table-cell table:style-name="ce8" office:value-type="percentage" office:value="0.926">
            <text:p>92,60%</text:p>
          </table:table-cell>
          <table:table-cell table:style-name="ce11" office:value-type="percentage" office:value="0.93">
            <text:p>93,00%</text:p>
          </table:table-cell>
          <table:table-cell table:style-name="ce13" office:value-type="percentage" office:value="0.922">
            <text:p>92,2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r200</text:p>
          </table:table-cell>
          <table:table-cell office:value-type="string">
            <text:p>0.25</text:p>
          </table:table-cell>
          <table:table-cell office:value-type="string">
            <text:p>96.6911764706</text:p>
          </table:table-cell>
          <table:table-cell office:value-type="string">
            <text:p>1315.0</text:p>
          </table:table-cell>
          <table:table-cell office:value-type="string">
            <text:p>45.0</text:p>
          </table:table-cell>
          <table:table-cell table:number-columns-repeated="2"/>
          <table:table-cell table:style-name="ce2"/>
          <table:table-cell table:style-name="ce7" office:value-type="string">
            <text:p>kr200</text:p>
          </table:table-cell>
          <table:table-cell table:style-name="ce9" office:value-type="percentage" office:value="0.957">
            <text:p>95,70%</text:p>
          </table:table-cell>
          <table:table-cell table:style-name="ce12" office:value-type="percentage" office:value="0.967">
            <text:p>96,70%</text:p>
          </table:table-cell>
          <table:table-cell table:style-name="ce14" office:value-type="percentage" office:value="0.96">
            <text:p>96,0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r200</text:p>
          </table:table-cell>
          <table:table-cell office:value-type="string">
            <text:p>0.5</text:p>
          </table:table-cell>
          <table:table-cell office:value-type="string">
            <text:p>95.9558823529</text:p>
          </table:table-cell>
          <table:table-cell office:value-type="string">
            <text:p>1305.0</text:p>
          </table:table-cell>
          <table:table-cell office:value-type="string">
            <text:p>55.0</text:p>
          </table:table-cell>
          <table:table-cell table:number-columns-repeated="7"/>
        </table:table-row>
      </table:table>
      <table:table table:name="Hoja2" table:style-name="ta1">
        <table:shapes>
          <draw:frame draw:z-index="0" draw:style-name="gr1" svg:width="15.997cm" svg:height="9.005cm" svg:x="12.418cm" svg:y="0.771cm">
            <draw:object draw:notify-on-update-of-ranges="Hoja2.A1:Hoja2.A1 Hoja2.A2:Hoja2.A4 Hoja2.B1:Hoja2.B1 Hoja2.B2:Hoja2.B4 Hoja2.C1:Hoja2.C1 Hoja2.C2:Hoja2.C4 Hoja2.D1:Hoja2.D1 Hoja2.D2:Hoja2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style-name="ce4"/>
          <table:table-cell table:style-name="ce5" office:value-type="string">
            <text:p>mismo género</text:p>
          </table:table-cell>
          <table:table-cell table:style-name="ce5" office:value-type="string">
            <text:p>géneros diferentes</text:p>
          </table:table-cell>
          <table:table-cell table:style-name="ce16" office:value-type="string">
            <text:p>todo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lasica</text:p>
          </table:table-cell>
          <table:table-cell table:style-name="ce15" office:value-type="percentage" office:value="0.706">
            <text:p>70,60%</text:p>
          </table:table-cell>
          <table:table-cell table:style-name="ce15" office:value-type="percentage" office:value="0.523">
            <text:p>52,30%</text:p>
          </table:table-cell>
          <table:table-cell table:style-name="ce17" office:value-type="percentage" office:value="0.564">
            <text:p>56,40%</text:p>
          </table:table-cell>
          <table:table-cell table:number-columns-repeated="2"/>
        </table:table-row>
        <table:table-row table:style-name="ro1">
          <table:table-cell table:style-name="ce4" office:value-type="string">
            <text:p>jazz</text:p>
          </table:table-cell>
          <table:table-cell table:style-name="ce15" office:value-type="percentage" office:value="0.999">
            <text:p>99,90%</text:p>
          </table:table-cell>
          <table:table-cell table:style-name="ce15" office:value-type="percentage" office:value="1">
            <text:p>100,00%</text:p>
          </table:table-cell>
          <table:table-cell table:style-name="ce17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ar</text:p>
          </table:table-cell>
          <table:table-cell table:style-name="ce15" office:value-type="percentage" office:value="0.957">
            <text:p>95,70%</text:p>
          </table:table-cell>
          <table:table-cell table:style-name="ce15" office:value-type="percentage" office:value="0.926">
            <text:p>92,60%</text:p>
          </table:table-cell>
          <table:table-cell table:style-name="ce17" office:value-type="percentage" office:value="0.949">
            <text:p>94,90%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lasica</text:p>
          </table:table-cell>
          <table:table-cell office:value-type="string">
            <text:p>cl200</text:p>
          </table:table-cell>
          <table:table-cell office:value-type="string">
            <text:p>0.01</text:p>
          </table:table-cell>
          <table:table-cell office:value-type="string">
            <text:p>70.6457925636</text:p>
          </table:table-cell>
          <table:table-cell office:value-type="string">
            <text:p>361.0</text:p>
          </table:table-cell>
          <table:table-cell office:value-type="string">
            <text:p>150.0</text:p>
          </table:table-cell>
        </table:table-row>
        <table:table-row table:style-name="ro1">
          <table:table-cell office:value-type="string">
            <text:p>clasica</text:p>
          </table:table-cell>
          <table:table-cell office:value-type="string">
            <text:p>jzkr200</text:p>
          </table:table-cell>
          <table:table-cell office:value-type="string">
            <text:p>0.01</text:p>
          </table:table-cell>
          <table:table-cell office:value-type="string">
            <text:p>52.2504892368</text:p>
          </table:table-cell>
          <table:table-cell office:value-type="string">
            <text:p>267.0</text:p>
          </table:table-cell>
          <table:table-cell office:value-type="string">
            <text:p>244.0</text:p>
          </table:table-cell>
        </table:table-row>
        <table:table-row table:style-name="ro1">
          <table:table-cell office:value-type="string">
            <text:p>clasica</text:p>
          </table:table-cell>
          <table:table-cell office:value-type="string">
            <text:p>cljzkr200</text:p>
          </table:table-cell>
          <table:table-cell office:value-type="string">
            <text:p>0.01</text:p>
          </table:table-cell>
          <table:table-cell office:value-type="string">
            <text:p>56.3600782779</text:p>
          </table:table-cell>
          <table:table-cell office:value-type="string">
            <text:p>288.0</text:p>
          </table:table-cell>
          <table:table-cell office:value-type="string">
            <text:p>223.0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string">
            <text:p>jz200</text:p>
          </table:table-cell>
          <table:table-cell office:value-type="string">
            <text:p>0.01</text:p>
          </table:table-cell>
          <table:table-cell office:value-type="string">
            <text:p>99.8831775701</text:p>
          </table:table-cell>
          <table:table-cell office:value-type="string">
            <text:p>855.0</text:p>
          </table:table-cell>
          <table:table-cell table:style-name="ce3" office:value-type="string">
            <text:p>1.0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string">
            <text:p>clkr200</text:p>
          </table:table-cell>
          <table:table-cell office:value-type="string">
            <text:p>0.01</text:p>
          </table:table-cell>
          <table:table-cell office:value-type="string">
            <text:p>100.0</text:p>
          </table:table-cell>
          <table:table-cell office:value-type="string">
            <text:p>856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string">
            <text:p>cljzkr200</text:p>
          </table:table-cell>
          <table:table-cell office:value-type="string">
            <text:p>0.01</text:p>
          </table:table-cell>
          <table:table-cell office:value-type="string">
            <text:p>100.0</text:p>
          </table:table-cell>
          <table:table-cell office:value-type="string">
            <text:p>856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r200</text:p>
          </table:table-cell>
          <table:table-cell office:value-type="string">
            <text:p>0.01</text:p>
          </table:table-cell>
          <table:table-cell office:value-type="string">
            <text:p>95.7352941176</text:p>
          </table:table-cell>
          <table:table-cell office:value-type="string">
            <text:p>1302.0</text:p>
          </table:table-cell>
          <table:table-cell office:value-type="string">
            <text:p>58.0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cljz200</text:p>
          </table:table-cell>
          <table:table-cell office:value-type="string">
            <text:p>0.01</text:p>
          </table:table-cell>
          <table:table-cell office:value-type="string">
            <text:p>92.5735294118</text:p>
          </table:table-cell>
          <table:table-cell office:value-type="string">
            <text:p>1259.0</text:p>
          </table:table-cell>
          <table:table-cell office:value-type="string">
            <text:p>101.0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cljzkr200</text:p>
          </table:table-cell>
          <table:table-cell office:value-type="string">
            <text:p>0.01</text:p>
          </table:table-cell>
          <table:table-cell office:value-type="string">
            <text:p>94.8529411765</text:p>
          </table:table-cell>
          <table:table-cell office:value-type="string">
            <text:p>1290.0</text:p>
          </table:table-cell>
          <table:table-cell office:value-type="string">
            <text:p>7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7T20:01:14</dc:date>
    <dc:creator>octavio </dc:creator>
    <meta:generator>LibreOffice/3.5$Linux_x86 LibreOffice_project/350m1$Build-202</meta:generator>
    <meta:editing-duration>PT28M14S</meta:editing-duration>
    <meta:editing-cycles>7</meta:editing-cycles>
    <meta:document-statistic meta:table-count="2" meta:cell-count="3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3cm" svg:y="3.703cm" style:legend-expansion="high" chart:style-name="ch2"/>
        <chart:plot-area chart:style-name="ch3" table:cell-range-address="Hoja1.A1:Hoja1.E12" chart:data-source-has-labels="both" svg:x="0.77cm" svg:y="0.855cm" svg:width="13.174cm" svg:height="7.545cm">
          <chartooo:coordinate-region svg:x="2.37cm" svg:y="1.054cm" svg:width="11.574cm" svg:height="6.301cm"/>
          <chart:axis chart:dimension="x" chart:name="primary-x" chart:style-name="ch4" chartooo:axis-type="auto">
            <chartooo:date-scale/>
            <chart:categories table:cell-range-address="Hoja1.A2:Hoja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12" chart:label-cell-address="Hoja1.C1:Hoja1.C1" chart:class="chart:bar">
            <chart:data-point chart:repeated="11"/>
          </chart:series>
          <chart:series chart:style-name="ch8" chart:values-cell-range-address="Hoja1.D2:Hoja1.D12" chart:label-cell-address="Hoja1.D1:Hoja1.D1" chart:class="chart:bar">
            <chart:data-point chart:repeated="11"/>
          </chart:series>
          <chart:series chart:style-name="ch9" chart:values-cell-range-address="Hoja1.E2:Hoja1.E12" chart:label-cell-address="Hoja1.E1:Hoja1.E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</text:p>
                <draw:g>
                  <svg:desc>Hoja1.C1:Hoja1.C1</svg:desc>
                </draw:g>
              </table:table-cell>
              <table:table-cell office:value-type="string">
                <text:p>0.25</text:p>
                <draw:g>
                  <svg:desc>Hoja1.D1:Hoja1.D1</svg:desc>
                </draw:g>
              </table:table-cell>
              <table:table-cell office:value-type="string">
                <text:p>0.5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ica cl200</text:p>
                <text:list>
                  <text:list-item>
                    <text:p>clasica</text:p>
                  </text:list-item>
                  <text:list-item>
                    <text:p>cl200</text:p>
                  </text:list-item>
                </text:list>
                <draw:g>
                  <svg:desc>Hoja1.A2:Hoja1.B12</svg:desc>
                </draw:g>
              </table:table-cell>
              <table:table-cell office:value-type="float" office:value="0.706">
                <text:p>0.706</text:p>
                <draw:g>
                  <svg:desc>Hoja1.C2:Hoja1.C12</svg:desc>
                </draw:g>
              </table:table-cell>
              <table:table-cell office:value-type="float" office:value="0.748">
                <text:p>0.748</text:p>
                <draw:g>
                  <svg:desc>Hoja1.D2:Hoja1.D12</svg:desc>
                </draw:g>
              </table:table-cell>
              <table:table-cell office:value-type="float" office:value="0.757">
                <text:p>0.757</text:p>
                <draw:g>
                  <svg:desc>Hoja1.E2:Hoja1.E12</svg:desc>
                </draw:g>
              </table:table-cell>
            </table:table-row>
            <table:table-row>
              <table:table-cell office:value-type="string">
                <text:p>clasica jz200</text:p>
                <text:list>
                  <text:list-item>
                    <text:p>clasica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505">
                <text:p>0.505</text:p>
              </table:table-cell>
              <table:table-cell office:value-type="float" office:value="0.554">
                <text:p>0.554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clasica kr200</text:p>
                <text:list>
                  <text:list-item>
                    <text:p>clasica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665">
                <text:p>0.6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clasic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zz cl200</text:p>
                <text:list>
                  <text:list-item>
                    <text:p>jazz</text:p>
                  </text:list-item>
                  <text:list-item>
                    <text:p>cl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jazz jz200</text:p>
                <text:list>
                  <text:list-item>
                    <text:p>jazz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zz kr200</text:p>
                <text:list>
                  <text:list-item>
                    <text:p>jazz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jazz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r cl200</text:p>
                <text:list>
                  <text:list-item>
                    <text:p>kar</text:p>
                  </text:list-item>
                  <text:list-item>
                    <text:p>cl200</text:p>
                  </text:list-item>
                </text:list>
              </table:table-cell>
              <table:table-cell office:value-type="float" office:value="0.939">
                <text:p>0.939</text:p>
              </table:table-cell>
              <table:table-cell office:value-type="float" office:value="0.938">
                <text:p>0.938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kar jz200</text:p>
                <text:list>
                  <text:list-item>
                    <text:p>kar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926">
                <text:p>0.926</text:p>
              </table:table-cell>
              <table:table-cell office:value-type="float" office:value="0.93">
                <text:p>0.93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kar kr200</text:p>
                <text:list>
                  <text:list-item>
                    <text:p>kar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957">
                <text:p>0.957</text:p>
              </table:table-cell>
              <table:table-cell office:value-type="float" office:value="0.967">
                <text:p>0.967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412cm" svg:y="3.706cm" style:legend-expansion="high" chart:style-name="ch2"/>
        <chart:plot-area chart:style-name="ch3" table:cell-range-address="Hoja2.A1:Hoja2.D4" chart:data-source-has-labels="both" svg:x="0.769cm" svg:y="0.855cm" svg:width="11.005cm" svg:height="7.551cm">
          <chartooo:coordinate-region svg:x="2.369cm" svg:y="1.054cm" svg:width="9.405cm" svg:height="6.705cm"/>
          <chart:axis chart:dimension="x" chart:name="primary-x" chart:style-name="ch4" chartooo:axis-type="auto">
            <chartooo:date-scale/>
            <chart:categories table:cell-range-address="Hoja2.A2:Hoja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B2:Hoja2.B4" chart:label-cell-address="Hoja2.B1:Hoja2.B1" chart:class="chart:bar">
            <chart:data-point chart:repeated="3"/>
          </chart:series>
          <chart:series chart:style-name="ch8" chart:values-cell-range-address="Hoja2.C2:Hoja2.C4" chart:label-cell-address="Hoja2.C1:Hoja2.C1" chart:class="chart:bar">
            <chart:data-point chart:repeated="3"/>
          </chart:series>
          <chart:series chart:style-name="ch9" chart:values-cell-range-address="Hoja2.D2:Hoja2.D4" chart:label-cell-address="Hoja2.D1:Hoja2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mo género</text:p>
                <draw:g>
                  <svg:desc>Hoja2.B1:Hoja2.B1</svg:desc>
                </draw:g>
              </table:table-cell>
              <table:table-cell office:value-type="string">
                <text:p>géneros diferentes</text:p>
                <draw:g>
                  <svg:desc>Hoja2.C1:Hoja2.C1</svg:desc>
                </draw:g>
              </table:table-cell>
              <table:table-cell office:value-type="string">
                <text:p>todos</text:p>
                <draw:g>
                  <svg:desc>Hoja2.D1:Hoja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ica</text:p>
                <draw:g>
                  <svg:desc>Hoja2.A2:Hoja2.A4</svg:desc>
                </draw:g>
              </table:table-cell>
              <table:table-cell office:value-type="float" office:value="0.706">
                <text:p>0.706</text:p>
                <draw:g>
                  <svg:desc>Hoja2.B2:Hoja2.B4</svg:desc>
                </draw:g>
              </table:table-cell>
              <table:table-cell office:value-type="float" office:value="0.523">
                <text:p>0.523</text:p>
                <draw:g>
                  <svg:desc>Hoja2.C2:Hoja2.C4</svg:desc>
                </draw:g>
              </table:table-cell>
              <table:table-cell office:value-type="float" office:value="0.564">
                <text:p>0.564</text:p>
                <draw:g>
                  <svg:desc>Hoja2.D2:Hoja2.D4</svg:desc>
                </draw:g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</text:p>
              </table:table-cell>
              <table:table-cell office:value-type="float" office:value="0.957">
                <text:p>0.957</text:p>
              </table:table-cell>
              <table:table-cell office:value-type="float" office:value="0.926">
                <text:p>0.926</text:p>
              </table:table-cell>
              <table:table-cell office:value-type="float" office:value="0.949">
                <text:p>0.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